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
      <style:text-properties style:font-name="Arial"/>
    </style:style>
    <style:style style:name="P2" style:family="paragraph" style:parent-style-name="Heading">
      <style:text-properties style:font-name="Arial" officeooo:rsid="0027bc8c" officeooo:paragraph-rsid="0027bc8c"/>
    </style:style>
    <style:style style:name="P3" style:family="paragraph" style:parent-style-name="Heading">
      <style:text-properties style:font-name="Arial" officeooo:rsid="0027e346" officeooo:paragraph-rsid="0027e346"/>
    </style:style>
    <style:style style:name="P4" style:family="paragraph" style:parent-style-name="Text_20_body">
      <style:text-properties style:font-name="Arial"/>
    </style:style>
    <style:style style:name="P5" style:family="paragraph" style:parent-style-name="Text_20_body">
      <style:text-properties style:font-name="Times New Roman"/>
    </style:style>
    <style:style style:name="P6" style:family="paragraph" style:parent-style-name="Text_20_body">
      <style:text-properties style:font-name="Times New Roman" officeooo:rsid="0028b753" officeooo:paragraph-rsid="0028b753"/>
    </style:style>
    <style:style style:name="P7" style:family="paragraph" style:parent-style-name="Subtitle">
      <style:text-properties style:font-name="Arial"/>
    </style:style>
    <style:style style:name="P8" style:family="paragraph" style:parent-style-name="Subtitle">
      <style:text-properties style:font-name="Arial" officeooo:rsid="0025c912" officeooo:paragraph-rsid="0025c912"/>
    </style:style>
    <style:style style:name="P9" style:family="paragraph" style:parent-style-name="Title">
      <style:text-properties style:font-name="Arial" officeooo:rsid="0025c912" officeooo:paragraph-rsid="0025c912"/>
    </style:style>
    <style:style style:name="P10" style:family="paragraph" style:parent-style-name="Standard">
      <style:text-properties fo:language="tr" fo:country="TR" officeooo:paragraph-rsid="0030e035" style:language-complex="bo" style:country-complex="CN"/>
    </style:style>
    <style:style style:name="P11" style:family="paragraph" style:parent-style-name="Standard">
      <style:text-properties style:font-name="Times New Roman"/>
    </style:style>
    <style:style style:name="P12" style:family="paragraph" style:parent-style-name="Standard">
      <style:text-properties style:font-name="Times New Roman" officeooo:rsid="0030e035" officeooo:paragraph-rsid="0030e035"/>
    </style:style>
    <style:style style:name="P13" style:family="paragraph" style:parent-style-name="Standard">
      <style:paragraph-properties fo:line-height="100%"/>
      <style:text-properties style:font-name="Arial" officeooo:rsid="004da4d9" officeooo:paragraph-rsid="00344905"/>
    </style:style>
    <style:style style:name="P14" style:family="paragraph" style:parent-style-name="Standard">
      <style:paragraph-properties fo:line-height="100%"/>
      <style:text-properties officeooo:rsid="004da4d9" officeooo:paragraph-rsid="00330444"/>
    </style:style>
    <style:style style:name="P15" style:family="paragraph" style:parent-style-name="Standard">
      <style:paragraph-properties fo:line-height="100%"/>
      <style:text-properties officeooo:rsid="004da4d9" officeooo:paragraph-rsid="00344905"/>
    </style:style>
    <style:style style:name="P16" style:family="paragraph" style:parent-style-name="Text_20_body">
      <style:text-properties officeooo:paragraph-rsid="0036d887"/>
    </style:style>
    <style:style style:name="P17" style:family="paragraph" style:parent-style-name="Heading_20_1" style:list-style-name="">
      <style:text-properties style:font-name="Arial"/>
    </style:style>
    <style:style style:name="P18" style:family="paragraph" style:parent-style-name="Heading_20_1">
      <style:paragraph-properties fo:break-before="page"/>
    </style:style>
    <style:style style:name="P19" style:family="paragraph" style:parent-style-name="Heading_20_1">
      <style:paragraph-properties fo:break-before="page"/>
      <style:text-properties officeooo:rsid="0030e035" officeooo:paragraph-rsid="0030e035"/>
    </style:style>
    <style:style style:name="T1" style:family="text">
      <style:text-properties style:font-name="Times New Roman"/>
    </style:style>
    <style:style style:name="T2" style:family="text">
      <style:text-properties officeooo:rsid="0025c912"/>
    </style:style>
    <style:style style:name="T3" style:family="text">
      <style:text-properties officeooo:rsid="0027bc8c"/>
    </style:style>
    <style:style style:name="T4" style:family="text">
      <style:text-properties officeooo:rsid="0028b753"/>
    </style:style>
    <style:style style:name="T5" style:family="text">
      <style:text-properties officeooo:rsid="002eecc2"/>
    </style:style>
    <style:style style:name="T6" style:family="text">
      <style:text-properties officeooo:rsid="0030e035"/>
    </style:style>
    <style:style style:name="T7" style:family="text">
      <style:text-properties officeooo:rsid="00311c8c"/>
    </style:style>
    <style:style style:name="T8" style:family="text">
      <style:text-properties officeooo:rsid="00330444"/>
    </style:style>
    <style:style style:name="T9" style:family="text">
      <style:text-properties officeooo:rsid="00344905"/>
    </style:style>
    <style:style style:name="T10" style:family="text">
      <style:text-properties officeooo:rsid="0035244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5">COMPUTER</text:span> ETHICS</text:p>
      <text:p text:style-name="P8">TERM PAPER</text:p>
      <text:p text:style-name="P7">201<text:span text:style-name="T5">5</text:span>-201<text:span text:style-name="T5">6</text:span> <text:span text:style-name="T2">SPRING</text:span></text:p>
      <text:p text:style-name="P1"><text:span text:style-name="T2">Topic</text:span>:<text:tab/><text:tab/><text:span text:style-name="T10">WALLED GARDENS</text:span></text:p>
      <text:p text:style-name="P2">Student</text:p>
      <text:p text:style-name="P4"><text:tab/><text:span text:style-name="T3">First Name</text:span>, <text:span text:style-name="T3">Last Name</text:span>:</text:p>
      <text:p text:style-name="P4"><text:tab/><text:span text:style-name="T3">Student</text:span> No:</text:p>
      <text:p text:style-name="P3">Honor Code</text:p>
      <text:p text:style-name="P10"><text:span text:style-name="T6">I declare that I have explicitly stated the parts that I have taken from other resources by citing relevant references, and that all parts other than the citations are my own work.</text:span></text:p>
      <text:p text:style-name="Standard"/>
      <text:p text:style-name="Standard"/>
      <text:p text:style-name="P5"/>
      <text:p text:style-name="P5"/>
      <text:p text:style-name="Standard"><text:span text:style-name="T4">I</text:span>stanbul, <text:span text:style-name="T4">date</text:span></text:p>
      <text:p text:style-name="P5"/>
      <text:p text:style-name="P5"/>
      <text:p text:style-name="P6">Signature</text:p>
      <text:h text:style-name="P17" text:outline-level="1"/>
      <text:h text:style-name="P19" text:outline-level="1">INTRODUCTION</text:h>
      <text:p text:style-name="P12">In this <text:span text:style-name="T8">section</text:span>, give a definition and history of the term “walled garden”. <text:span text:style-name="T7">Give examples of systems that are called walled gardens and explain why some people them that.</text:span></text:p>
      <text:p text:style-name="P11"><text:span text:style-name="T7">In all sections, always cite your references whenever they come up in the text, as in </text:span>[1]. <text:span text:style-name="T7">Do not entirely copy-paste from other resources or just change the wording. Read the original resource, understand it and rewrite it in your own framework. Follow the margins, font sizes and paragraph spacing in this template document.</text:span></text:p>
      <text:h text:style-name="Heading_20_1" text:outline-level="1">OPEN INTERNET</text:h>
      <text:p text:style-name="P14"><text:span text:style-name="T8">In this section, explain t</text:span>he <text:span text:style-name="T8">actual and possible </text:span>effect<text:span text:style-name="T8">s</text:span> of walled gardens on the open structure of the Internet. <text:span text:style-name="T9">Use real-world case studies.</text:span></text:p>
      <text:h text:style-name="Heading_20_1" text:outline-level="1">FREEDOM OF SPEECH</text:h>
      <text:p text:style-name="P15"><text:span text:style-name="T8">In this section, explain t</text:span>he <text:span text:style-name="T9">actual and possible </text:span>effects of walled gardens with respect to freedom of speech <text:span text:style-name="T9">and censorship. Use real-world case studies.</text:span></text:p>
      <text:h text:style-name="Heading_20_1" text:outline-level="1">INTELLECTUAL PROPERTY</text:h>
      <text:p text:style-name="P13"><text:span text:style-name="T9">In this section, explain t</text:span>he <text:span text:style-name="T9">actual and possible </text:span>effects of walled gardens with respect to intellectual property rights. <text:span text:style-name="T9">Explain </text:span>problems they might cause for consumer rights and opportunities they might present for intellectual property protections. <text:span text:style-name="T9">Use real-world case studies.</text:span></text:p>
      <text:h text:style-name="P18" text:outline-level="1">REFERENCES</text:h>
      <text:p text:style-name="P16"><text:span text:style-name="T1">[1] E. Adalı, Mikroişlemciler Mikrobilgisayarlar, Birsen Yay. 1998.</text:span></text:p>
      <text:p text:style-name="P16">[2] M.Gökmen, A.K. Jain, "Space Representation of Images and Generalized Edge Detection," IEEE Trans.on Pattern Analysis and Machine Intelligence, vol.19, No. 6, June 1997, pp.545-563. </text:p>
      <text:p text:style-name="P16">[3] O.Aliefendioğlu, R.Çölkesen, E.Harmancı, B.Örencik, "V42 bis Compression Performance", Proc. of 7th Int'l Symp. on Computer and Information Sciences (ISCIS VII), Kemer, Antalya, Nov. 2-4, 1992, pp. 549-552.</text:p>
      <text:p text:style-name="P16"><text:span text:style-name="T1">[4] Feza Buzluca, “Lecture Notes of Object Oriented Programming”, bakılma tarihi: 2005, </text:span><text:a xlink:type="simple" xlink:href="http://www.buzluca.info/oop/slides.html" text:style-name="Internet_20_link" text:visited-style-name="Visited_20_Internet_20_Link"><text:span text:style-name="Internet_20_link"><text:span text:style-name="T1">http://www.buzluca.info/oop/slides.html</text:span></text:span></text:a></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lain_20_Text" style:display-name="Plain Text" style:family="paragraph" style:parent-style-name="Standard">
      <style:paragraph-properties fo:text-align="start" style:justify-single-word="false"/>
      <style:text-properties style:font-name="Courier New" fo:font-family="'Courier New'" style:font-family-generic="modern" fo:font-size="10pt" fo:language="en" fo:country="AU" style:font-size-asian="10pt" style:font-name-complex="Courier New" style:font-family-complex="'Courier New'" style:font-family-generic-complex="modern" style:font-size-complex="10pt"/>
    </style:style>
    <style:style style:name="Internet_20_link" style:display-name="Internet link" style:family="text">
      <style:text-properties fo:color="#0000ff" style:text-underline-style="solid" style:text-underline-width="auto" style:text-underline-color="font-color"/>
    </style:style>
    <style:style style:name="WW8Num2z0" style:family="text">
      <style:text-properties style:font-name="Times New Roman" fo:font-family="'Times New Roman'" style:font-family-generic="roman" style:font-pitch="variable" fo:font-size="12pt" fo:language="tr" fo:country="TR" style:font-size-asian="12pt" style:font-name-complex="Times New Roman" style:font-family-complex="'Times New Roman'" style:font-family-generic-complex="roman" style:font-pitch-complex="variable" style:font-size-complex="12pt" style:language-complex="bo" style:country-complex="CN"/>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 Turgut Uyar</meta:initial-creator>
    <meta:creation-date>2015-04-13T14:40:01.364798881</meta:creation-date>
    <dc:date>2016-04-07T11:57:56.589638984</dc:date>
    <dc:creator>H. Turgut Uyar</dc:creator>
    <meta:editing-duration>PT37M18S</meta:editing-duration>
    <meta:editing-cycles>42</meta:editing-cycles>
    <meta:generator>LibreOffice/5.0.5.2$Linux_X86_64 LibreOffice_project/00m0$Build-2</meta:generator>
    <meta:document-statistic meta:table-count="0" meta:image-count="0" meta:object-count="0" meta:page-count="3" meta:paragraph-count="25" meta:word-count="305" meta:character-count="2050" meta:non-whitespace-character-count="1766"/>
  </office:meta>
</office:document-meta>
</file>